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ue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Entity.setPhysicalQueueMap( Map &lt; Integer , PhysicalQueue &gt; pq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Entity.getPhysicalQue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Entity.Queu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ueEntity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Entity.getPq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Entit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Entity.setPqMap( Map &lt; Integer , PhysicalQueue &gt; pq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